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/>
    <style:font-face style:name="Ubuntu Mono,Arial" svg:font-family="'Ubuntu Mono,Arial'"/>
  </office:font-face-decls>
  <office:automatic-styles>
    <style:style style:name="co1" style:family="table-column">
      <style:table-column-properties fo:break-before="auto" style:column-width="7.84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3.505cm"/>
    </style:style>
    <style:style style:name="co7" style:family="table-column">
      <style:table-column-properties fo:break-before="auto" style:column-width="9.53cm"/>
    </style:style>
    <style:style style:name="co8" style:family="table-column">
      <style:table-column-properties fo:break-before="auto" style:column-width="7.962cm"/>
    </style:style>
    <style:style style:name="co9" style:family="table-column">
      <style:table-column-properties fo:break-before="auto" style:column-width="2.475cm"/>
    </style:style>
    <style:style style:name="ro1" style:family="table-row">
      <style:table-row-properties style:row-height="2.32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0.794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976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4.001cm" fo:break-before="auto" style:use-optimal-row-height="true"/>
    </style:style>
    <style:style style:name="ro18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ffffff" fo:background-color="#2a60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2a60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4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9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95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96" style:family="table-cell" style:parent-style-name="Default">
      <style:table-cell-properties fo:background-color="#741b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31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36" style:family="table-cell" style:parent-style-name="Default" style:data-style-name="N11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53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5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  <style:map style:condition="is-true-formula(LEN(TRIM([.I1]))&gt;0)" style:apply-style-name="ConditionalStyle_5f_1" style:base-cell-address="'Feuille 1'.I1"/>
    </style:style>
    <style:style style:name="ce5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8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2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3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5" style:family="table-cell" style:parent-style-name="Default">
      <style:table-cell-properties fo:background-color="#cfe2f3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6" style:family="table-cell" style:parent-style-name="Default">
      <style:map style:condition="is-true-formula(LEN(TRIM([.I1]))&gt;0)" style:apply-style-name="ConditionalStyle_5f_1" style:base-cell-address="'Feuille 1'.I1"/>
    </style:style>
    <style:style style:name="ce6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ffff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4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5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9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1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X&quot;)" table:allow-empty-cell="true" table:display-list="unsorted" table:base-cell-address="'Feuille 1'.C2">
          <table:error-message table:message-type="stop" table:display="true"/>
        </table:content-validation>
        <table:content-validation table:name="val2" table:condition="of:cell-content-is-in-list(&quot;OK&quot;)" table:allow-empty-cell="true" table:display-list="unsorted" table:base-cell-address="'Feuille 1'.C710">
          <table:error-message table:message-type="stop" table:display="true"/>
        </table:content-validation>
        <table:content-validation table:name="val3" table:condition="of:cell-content-is-in-list(&quot;OK&quot;;&quot;KO&quot;)" table:allow-empty-cell="true" table:display-list="unsorted" table:base-cell-address="'Feuille 1'.E2">
          <table:error-message table:message-type="stop" table:display="true"/>
        </table:content-validation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TEST</text:p>
          </table:table-cell>
          <table:table-cell table:style-name="ce76"/>
          <table:table-cell table:style-name="ce93" office:value-type="string" calcext:value-type="string">
            <text:p>A faire</text:p>
          </table:table-cell>
          <table:table-cell table:style-name="ce95" office:value-type="string" calcext:value-type="string">
            <text:p>A tester</text:p>
          </table:table-cell>
          <table:table-cell table:style-name="ce96" office:value-type="string" calcext:value-type="string">
            <text:p>Leaks ?</text:p>
          </table:table-cell>
          <table:table-cell table:style-name="ce96" office:value-type="string" calcext:value-type="string">
            <text:p>Exit status</text:p>
          </table:table-cell>
          <table:table-cell table:style-name="ce98" office:value-type="string" calcext:value-type="string">
            <text:p>Fonctionne</text:p>
          </table:table-cell>
          <table:table-cell table:style-name="ce76" office:value-type="string" calcext:value-type="string">
            <text:p>COMPORTEMENT ATTENDU</text:p>
          </table:table-cell>
          <table:table-cell table:style-name="ce119" office:value-type="string" calcext:value-type="string">
            <text:p>Notes</text:p>
          </table:table-cell>
          <table:table-cell table:style-name="ce136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<text:span text:style-name="T1">\n (touche entrée)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1" office:value-type="string" calcext:value-type="string" table:number-columns-spanned="1" table:number-rows-spanned="5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[q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[q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: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!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 table:style-name="ce32"/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&lt;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&l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covered-table-cell table:style-name="ce32"/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&gt;&gt;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&gt;&gt;&gt;&gt;&gt;&gt;&gt;&gt;&gt;&gt;&gt;&gt;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lt;&lt;&lt;&lt;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lt;&lt;&lt;&lt;&lt;&lt;&lt;&lt;&lt;&lt;&lt;&lt;&lt;&lt;&lt;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 &gt; &gt; 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g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&gt; &gt;&gt; &gt;&gt; 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&gt;&gt;&gt; &gt;&gt; &gt;&gt; &gt;&g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/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/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//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//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/.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/.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/./../../../../..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/./../../../../..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///////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///////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-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-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|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|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| | 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|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|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||||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|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|||||||||||||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|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&gt;|&gt;&lt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amp;&amp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4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amp;&amp;&amp;&amp;&amp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amp;&amp;&amp;&amp;&amp;&amp;&amp;&amp;&amp;&amp;&amp;&amp;&amp;&amp;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;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;;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;;;;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;;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;;;;;;;;;;;;;;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;;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(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)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( (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)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( ( ( ( )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)'</text:p>
            <text:p>$&gt;</text:p>
          </table:table-cell>
          <table:table-cell table:style-name="ce53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""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: command not found</text:p>
            <text:p>$&gt;</text:p>
          </table:table-cell>
          <table:table-cell table:style-name="ce53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"hola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hola: command not found</text:p>
            <text:p>$&gt;</text:p>
          </table:table-cell>
          <table:table-cell table:style-name="ce53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hola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'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: command not found</text:p>
            <text:p>$&gt;</text:p>
          </table:table-cell>
          <table:table-cell table:style-name="ce53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</text:span><text:span text:style-name="T3">crashtest.c</text:span><text:span text:style-name="T4">: command not found</text:span></text:p>
            <text:p><text:span text:style-name="T1">$&gt;</text:span></text:p>
          </table:table-cell>
          <table:table-cell table:style-name="ce53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*/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</text:span><text:span text:style-name="T3">Docs/attest.cation</text:span><text:span text:style-name="T4">: command not found</text:span></text:p>
            <text:p><text:span text:style-name="T1">$&gt;</text:span></text:p>
          </table:table-cell>
          <table:table-cell table:style-name="ce53"/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*/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*/*: No such file or directory</text:p>
          </table:table-cell>
          <table:table-cell table:style-name="ce53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.: filename argument required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.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..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~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</text:span><text:span text:style-name="T3">/home/vietdu91</text:span><text:span text:style-name="T4">: Is a directory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ABC=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4ABC=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4ABC=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hola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hola que tal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Makefil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Makefile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cho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-n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cho-n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"-n"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-n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-n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-n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Que Tal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       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   Hola     Que    Tal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     \n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n hola</text:p>
            <text:p>$&gt;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         "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         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         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""''echo hola""'''' que""'' tal""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 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5" office:value-type="string" calcext:value-type="string">
            <text:p><text:span text:style-name="T1">echo -n -n Hola Qu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Que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-p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-p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 -nnn 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-n-nnn 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-n-nnn -nnnn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 -nnn hola 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-nnnn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 -nnn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-nnn-nnnn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-------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--------n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nn --------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--------n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nn -----nn--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-----nn---nnnn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nn --------nnnn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--------nnnn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?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0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?$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0</text:span><text:span text:style-name="T4">$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? | echo $? | echo $?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0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:$=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:$=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 $ " | cat -e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 $ 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 $ '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 $ 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\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HOM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my shit terminal is [$TERM]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my shit terminal is [</text:span><text:span text:style-name="T3">xterm-256color</text:span><text:span text:style-name="T4">]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my shit terminal is [$TERM4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my shit terminal is [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my shit terminal is [$TERM4]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my shit terminal is []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UID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5">1000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69" office:value-type="string" calcext:value-type="string">
            <text:p><text:span text:style-name="T1">echo $HOME9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/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echo $9HOME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M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HOME%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</text:span><text:span text:style-name="T4">%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UID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1000/home/vietdu91</text:span><text:span text:style-name="T4">%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Le path de mon HOME est 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Le path de mon HOME est</text:span><text:span text:style-name="T3"> /home/vietdu91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$USER$var\$USER$USER\$USERtest$USE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<text:span text:style-name="T5">vietdu91</text:span><text:span text:style-name="T4">$USER</text:span><text:span text:style-name="T3">vietdu91</text:span><text:span text:style-name="T4">$USERtest</text:span><text:span text:style-name="T3">vietdu91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69" office:value-type="string" calcext:value-type="string">
            <text:p><text:span text:style-name="T1">echo $hola*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/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cho -nnnn $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&gt; &lt;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&lt;'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| |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echo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echoE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.echo.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.echo.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echo&gt;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lt;echo&lt;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&gt;echo&gt;&gt;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|echo|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|echo -n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7"/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echo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'*'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*</text:p>
            <text:p>$&gt;</text:p>
          </table:table-cell>
          <table:table-cell table:style-name="ce55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D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Docs Dockers Drawings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*Z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*Z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*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test.c </text:span><text:span text:style-name="T4">hola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*t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test.c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6" table:visibility="collapse">
          <table:table-cell table:style-name="ce69" office:value-type="string" calcext:value-type="string">
            <text:p><text:span text:style-name="T1">echo $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/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echo hola*hola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hola*hola </text:span><text:span text:style-name="T3">crashtest.c  Docs  Dockers  Drawings  Makefile  minishell  philosophers  srcs  test.c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echo $hola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$HOME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""</text:span></text:p>
          </table:table-cell>
          <table:table-cell table:style-name="ce1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/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$"""</text:span></text:p>
          </table:table-cell>
          <table:table-cell table:style-name="ce1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$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$'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6" office:value-type="string" calcext:value-type="string">
            <text:p>$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"HOM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''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""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$HO"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$HO'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$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$HO""M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$HO''ME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$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'$HO''ME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''ME'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"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" 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 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'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' $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 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"HO""M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'HO''ME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'HOME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$"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$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$=HOM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$=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"HOLA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'HOLA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DONTEXIST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hola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hola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'hola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'h'o'la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''h'o'la'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'h'o'la'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'"h'o'la"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"'hola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echo'hola'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'hola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'hola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"hola"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"hola"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'''ho"''''l"a'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"l"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"""""""""""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"'''''''''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'''''''''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'''''''''''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'""""""""""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""""""""""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"cho hola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echo 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'cho hola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echo 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hola     " | cat -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     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"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"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 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"            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 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"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"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 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""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holabonjour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"e"'c'ho 'b'"o"nj"o"'u'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onjour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""e"'c'ho 'b'"o"nj"o"'u'r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e'c'ho 'b'onjo'u'r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$DONTEXIST"Makefile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Makefil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$DONTEXIST""Makefil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Makefil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"$DONTEXIST" "Makefile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 Makefil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bash: </text:span><text:span text:style-name="T3">0</text:span><text:span text:style-name="T4">: command not found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$?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bash: </text:span><text:span text:style-name="T3">00</text:span><text:span text:style-name="T4">: command not found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?$HOM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bash: ?</text:span><text:span text:style-name="T3">/home/vietdu91</text:span><text:span text:style-name="T4">: command not found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$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$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$HOM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bash: </text:span><text:span text:style-name="T3">/home/vietdu91</text:span><text:span text:style-name="T4">: Is a directory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72" office:value-type="string" calcext:value-type="string">
            <text:p><text:span text:style-name="T1">$HOMEdskjhfkdshfs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"$HOMEdskjhfkdshfsd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$HOMEdskjhfkdshfsd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$HOMEsddfddfssfdfs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$DONTEXIS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2" office:value-type="string" calcext:value-type="string">
            <text:p>$LESS$VAR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-R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tlr-C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6">^C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holaCtlr-C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6">ho</text:span><text:span text:style-name="T4">la^C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3" office:value-type="string" calcext:value-type="string">
            <text:p><text:span text:style-name="T1">cat (faire Ctlr-C apres avoir fait plusieurs fois [ENTREE])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/>
            <text:p/>
            <text:p>^C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3" office:value-type="string" calcext:value-type="string">
            <text:p><text:span text:style-name="T1">cat | rev(faire Ctlr-C apres avoir fait plusieurs fois [ENTREE])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/>
            <text:p/>
            <text:p>^C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tlr-D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6">ex</text:span><text:span text:style-name="T4">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hola Ctlr-D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6">ho</text:span><text:span text:style-name="T4">la</text:span>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tlr-\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7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hola Ctlr-\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6">ho</text:span><text:span text:style-name="T4">la</text:span>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3" office:value-type="string" calcext:value-type="string">
            <text:p><text:span text:style-name="T1">cat (faire Ctlr-\ apres avoir fait plusieurs fois [ENTREE])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sleep 3 | sleep 3 | sleep 3 (faire Ctlr-C une seconde apres)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^C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sleep 3 | sleep 3 | sleep 3 (faire Ctlr-D une seconde apres)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sleep 3 | sleep 3 | sleep 3 (faire Ctlr-\ une seconde apres)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^\Quit (core dumped)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nv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env: ʻhola’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nv hola que tal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env: ʻhola’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nv 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nv env env env 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env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nv ./Makefile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env: ‘./Makefile’: Permission denie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      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string" calcext:value-type="string">
            <text:p><text:span text:style-name="T1">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5" office:value-type="string" calcext:value-type="string">
            <text:p>...</text:p>
            <text:p>export PATH="..."</text:p>
            <text:p>$&gt;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export Hola</text:span></text:p>
            <text:p><text:span text:style-name="T1">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2" office:value-type="string" calcext:value-type="string">
            <text:p><text:span text:style-name="T1">...</text:span></text:p>
            <text:p><text:span text:style-name="T1">export HOME="</text:span><text:span text:style-name="T3">/home/vietdu91</text:span><text:span text:style-name="T4">"</text:span></text:p>
            <text:p><text:span text:style-name="T1">export Hola</text:span></text:p>
            <text:p><text:span text:style-name="T1">export PATH="..."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xport Hola9hey</text:span></text:p>
            <text:p><text:span text:style-name="T1">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...</text:span></text:p>
            <text:p><text:span text:style-name="T1">export HOME="</text:span><text:span text:style-name="T3">/home/vietdu91</text:span><text:span text:style-name="T4">"</text:span></text:p>
            <text:p><text:span text:style-name="T1">export Hola9hey</text:span></text:p>
            <text:p><text:span text:style-name="T1">export PATH="..."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port $DONTEXIS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...</text:span></text:p>
            <text:p><text:span text:style-name="T1">export HOME="</text:span><text:span text:style-name="T3">/home/vietdu91</text:span><text:span text:style-name="T4">"</text:span></text:p>
            <text:p><text:span text:style-name="T1">export PATH="..."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| grep "HOME"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export HOME="</text:span><text:span text:style-name="T3">/home/vietdu91</text:span><text:span text:style-name="T4">"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"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`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ʻ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%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ʻ%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export: `</text:span><text:span text:style-name="T3">0</text:span><text:span text:style-name="T4">': not a valid identifier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?=2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ʻ?=2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9HOLA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ʻ9HOLA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9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9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_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_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___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___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_HO_LA_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_HO_LA_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@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ʻHOL@=bonjour’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L\~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~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xport -HO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-H: invalid option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xport --HO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--: invalid opt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-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A-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-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-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.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.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L\\\$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\$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\\\\L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\\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}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}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{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{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*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*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#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#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@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@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export HO!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!LA=bonjour: event not found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$?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...</text:span></text:p>
            <text:p><text:span text:style-name="T1">HO</text:span><text:span text:style-name="T3">0</text:span><text:span text:style-name="T4">LA=bonjour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+HOL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+HO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+A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HOL+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LA+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LA=bonjour</text:span></text:p>
            <text:p><text:span text:style-name="T1">export HOLA+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jourbonjou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HOLA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 =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ʻ=bonjour’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 = 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ʻ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bon 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 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port HOLA=bonsoir</text:span></text:p>
            <text:p><text:span text:style-name="T1">export HOLA=bonretour</text:span></text:p>
            <text:p><text:span text:style-name="T1">export 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$HOME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...</text:span></text:p>
            <text:p><text:span text:style-name="T1">HOLA=</text:span><text:span text:style-name="T3">/home/vietdu91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bonjour$HOME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...</text:span></text:p>
            <text:p><text:span text:style-name="T1">HOLA=bonjour</text:span><text:span text:style-name="T3">/home/vietdu91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$HOME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bon$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LA=bon\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LA=bon\\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\jou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LA=bon(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('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xport HOLA=bon()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('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xport HOLA=bon&amp;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jour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port HOLA=bon@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env</text:p>
            <text:p>...</text:p>
            <text:p>HOLA=bon@jour</text:p>
            <text:p>$&gt;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xport HOLA=bon;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jour: command not found</text:p>
            <text:p>env</text:p>
            <text:p>...</text:p>
            <text:p>HOLA=bon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=bon!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!jour: event not found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port HOLA=bon"jour"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port HOLA$USER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...</text:span></text:p>
            <text:p><text:span text:style-name="T1">HOLA</text:span><text:span text:style-name="T3">vietdu91</text:span><text:span text:style-name="T4">=bonjour</text:span></text:p>
            <text:p><text:span text:style-name="T1">PATH=...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=bonjour=casse-toi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=bonjour=casse-toi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"HOLA=bonjour"=casse-toi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=bonjour=casse-toi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bonjour</text:span></text:p>
            <text:p><text:span text:style-name="T1">export BYE=casse-toi</text:span></text:p>
            <text:p><text:span text:style-name="T1">echo $HOLA et $BY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 et casse-toi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bonjour BYE=casse-toi</text:span></text:p>
            <text:p><text:span text:style-name="T1">echo $HOLA et $BY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 et casse-toi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export A=a B=b C=c</text:p>
            <text:p>echo $A $B $C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/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port $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="bonjour      "  </text:span></text:p>
            <text:p><text:span text:style-name="T1">echo $HOLA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="   -n bonjour   "  </text:span></text:p>
            <text:p><text:span text:style-name="T1">echo $HOLA</text:span></text:p>
          </table:table-cell>
          <table:table-cell table:style-name="ce15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="bonjour   "/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onjour /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='"'</text:span></text:p>
            <text:p><text:span text:style-name="T1">echo " $HOLA " | cat -e</text:span></text:p>
          </table:table-cell>
          <table:table-cell table:style-name="ce16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 " 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=at</text:span></text:p>
            <text:p><text:span text:style-name="T1">c$HOLA Makefil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8">[cela affiche le Makefile]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xport "" HOL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`": not a valid identifier</text:p>
            <text:p>env</text:p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A="cat Makefile | grep NAME"  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cat Makefile | grep NAME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hey </text:span></text:p>
            <text:p><text:span text:style-name="T1">echo $HOLA$HOLA$HOLA=hey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eyheyhey=heyhe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  bonjour  hey  "  </text:span></text:p>
            <text:p><text:span text:style-name="T1">echo $HOLA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 hey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  bonjour  hey  "  </text:span></text:p>
            <text:p><text:span text:style-name="T1">echo """$HOLA"""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   bonjour    hey    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  bonjour  hey  "  </text:span></text:p>
            <text:p><text:span text:style-name="T1">echo wesh"$HOLA"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wesh   bonjour    hey    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  bonjour  hey  "  </text:span></text:p>
            <text:p><text:span text:style-name="T1">echo wesh""$HOLA.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wesh bonjour hey 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  bonjour  hey  "  </text:span></text:p>
            <text:p><text:span text:style-name="T1">echo wesh$""HOLA.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weshHOLA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  bonjour  hey  "  </text:span></text:p>
            <text:p><text:span text:style-name="T1">echo wesh$"HOLA HOLA".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weshHOLA HOLA.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bonjour</text:span></text:p>
            <text:p><text:span text:style-name="T1">export HOLA=" hola et $HOLA"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et 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bonjour</text:span></text:p>
            <text:p><text:span text:style-name="T1">export HOLA=' hola et $HOLA'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et $HOLA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A=bonjour</text:span></text:p>
            <text:p><text:span text:style-name="T1">export HOLA=" hola et $HOLA"$HOLA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et bonjourbonjou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ls        -l    - a"</text:span></text:p>
            <text:p><text:span text:style-name="T1">echo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ls -l - a</text:p>
            <text:p>$&gt;</text:p>
          </table:table-cell>
          <table:table-cell table:style-name="ce52"/>
          <table:table-cell table:number-columns-repeated="1015"/>
        </table:table-row>
        <table:table-row table:style-name="ro9">
          <table:table-cell table:style-name="ce4" office:value-type="string" calcext:value-type="string">
            <text:p><text:span text:style-name="T1">export HOLA="s -la" </text:span></text:p>
            <text:p><text:span text:style-name="T1">l$HOLA</text:span></text:p>
          </table:table-cell>
          <table:table-cell table:style-name="ce15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total 16</text:span></text:p>
            <text:p><text:span text:style-name="T5">drwx------  2 vietdu91 [...] .</text:span></text:p>
            <text:p><text:span text:style-name="T5">drwxrwxewt 51 root     [...] ..</text:span></text:p>
            <text:p><text:span text:style-name="T5">-rwxr-xr-x  8 vietdu91 [...] crashtest.c</text:span></text:p>
            <text:p><text:span text:style-name="T5">[...]</text:span></text:p>
            <text:p/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s -la" </text:span></text:p>
            <text:p><text:span text:style-name="T1">l"$HOLA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ls -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s -la" </text:span></text:p>
            <text:p><text:span text:style-name="T1">l'$HOLA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l$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l" </text:span></text:p>
            <text:p><text:span text:style-name="T1">$HOLA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4" office:value-type="string" calcext:value-type="string">
            <text:p><text:span text:style-name="T1">export HOLA="l" </text:span></text:p>
            <text:p><text:span text:style-name="T1">"$HOLA"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=A=bonjour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=A=bonjou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l" </text:span></text:p>
            <text:p><text:span text:style-name="T1">'$HOLA'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$HOLAs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=A=""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HOL=A=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TE+S=T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bash: export: `TE+S=T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""="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bash: export: `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''='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bash: export: `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"="="=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bash: export: `==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'='='='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bash: export: `==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HOLA"BYE"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bash: pBYEd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"$HOLA"'$BYE'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bash: p$BYEd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"$HOLA""$BYE"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9" office:value-type="string" calcext:value-type="string">
            <text:p>/home/vietdu91/42_works/minishell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"HOLA"$"BYE"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bash: HOLABYEd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'HOLA'$'BYE'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bash: HOLABYEd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=-n</text:span></text:p>
            <text:p><text:span text:style-name="T1">"echo $HOLA" hey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bash: echo -n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A=1 B=2 C=3 D=4 E=5 F=6 G=7 H=8</text:span></text:p>
            <text:p><text:span text:style-name="T1">echo "$A'$B"'$C"$D'$E'"$F'"'$G'$H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1'2$C"$D5"$F'7'8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port HOLA=bonjour</text:span></text:p>
            <text:p><text:span text:style-name="T1">env</text:span></text:p>
            <text:p><text:span text:style-name="T1">unset HOLA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xport HOLA=bonjour</text:span></text:p>
            <text:p><text:span text:style-name="T1">env</text:span></text:p>
            <text:p><text:span text:style-name="T1">unset HOLA</text:span></text:p>
            <text:p><text:span text:style-name="T1">unset HOLA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69" office:value-type="string" calcext:value-type="string">
            <text:p><text:span text:style-name="T1">unset PATH</text:span></text:p>
            <text:p><text:span text:style-name="T1">echo $PATH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5" office:value-type="string" calcext:value-type="string">
            <text:p/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PATH</text:span></text:p>
            <text:p><text:span text:style-name="T1">l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ls: No such file or directory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2">unset ""</text:span></text:p>
          </table:table-cell>
          <table:table-cell table:style-name="ce17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bash: unset: `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INEXISTAN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unset PWD</text:span></text:p>
            <text:p><text:span text:style-name="T1">env | grep PWD</text:span></text:p>
            <text:p><text:span text:style-name="T1">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$&gt;</text:span></text:p>
            <text:p><text:span text:style-name="T1">$&gt;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pwd</text:span></text:p>
            <text:p><text:span text:style-name="T1">unset PWD</text:span></text:p>
            <text:p><text:span text:style-name="T1">env | grep PWD</text:span></text:p>
            <text:p><text:span text:style-name="T1">cd $PWD</text:span></text:p>
            <text:p><text:span text:style-name="T1">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5">/home/vietdu91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OLDPWD</text:span></text:p>
            <text:p><text:span text:style-name="T1">env | grep OLD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9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9HOL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A9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HOL?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?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HOLA HOL?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?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HOL?A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?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unset HOL?A HOL.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HOLA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A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unset HOL\\\\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\\A': not a valid identifier</text:p>
          </table:table-cell>
          <table:table-cell table:style-name="ce52"/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unset HOL;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A: command not found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.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.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+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+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=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=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{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{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}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}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-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-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-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-H: invalid option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_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_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A_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*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*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#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#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$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unset $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bash: unset: `</text:span><text:span text:style-name="T3">/home/vietdu91/42_works/minishell</text:span><text:span text:style-name="T4">': not a valid identifier</text:span>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@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@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!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!A: event not found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^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^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$?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HOL\~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HOL~': not a valid identifier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unset "" HOLA</text:span></text:p>
            <text:p><text:span text:style-name="T1">env | grep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': not a valid identifier</text:p>
            <text:p>$&gt;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PATH</text:span></text:p>
            <text:p><text:span text:style-name="T1">echo $PATH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PATH</text:span></text:p>
            <text:p><text:span text:style-name="T1">cat Makefil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at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=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======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======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++++++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unset: `++++++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_______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echo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c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unse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unset sudo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hola | unset hola | echo 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0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/bin/ech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/bin/echo Hola Que Tal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/bin/env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PATH=...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/bin/cd Desktop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/bin/cd: No such file or directory</text:p>
          </table:table-cell>
          <table:table-cell table:style-name="ce55"/>
          <table:table-cell table:number-columns-repeated="1015"/>
        </table:table-row>
        <table:table-row table:style-name="ro8" table:visibility="collapse">
          <table:table-cell table:style-name="ce2" office:value-type="string" calcext:value-type="string">
            <text:p><text:span text:style-name="T1">history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[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2" office:value-type="string" calcext:value-type="string">
            <text:p><text:span text:style-name="T6">cl</text:span><text:span text:style-name="T4">ear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hola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./hola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hola que tal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-p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wd: -p: invalid option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--p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wd: --: invalid option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---p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wd: --: invalid option</text:p>
            <text:p>$&gt;</text:p>
          </table:table-cell>
          <table:table-cell table:style-name="ce55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pwd -- p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pwd 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l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ls env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/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/././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/./././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./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./.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./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././././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src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srcs obj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d: too many arguments</text:p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'srcs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"srcs"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'/etc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/e'tc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/e"tc"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sr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cd: </text:span><text:span text:style-name="T3">sr</text:span><text:span text:style-name="T4">: No such file or directory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Makefile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cd: </text:span><text:span text:style-name="T3">Makefile</text:span><text:span text:style-name="T4">: Not a directory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./minishell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../../../../../../.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cd .././../.././../bin/l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cd: .././../.././../bin/ls: No such file or directory</text:p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/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'/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cd //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//</text:p>
            <text:p>$&gt;</text:p>
          </table:table-cell>
          <table:table-cell table:style-name="ce59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cd '//'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//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///</text:span></text:p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/</text:p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////////</text:span></text:p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/</text:p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'////////'</text:span></text:p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/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/minishell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cd: </text:span><text:span text:style-name="T3">/minishell</text:span><text:span text:style-name="T4">: No such file or directory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/</text:span></text:p>
            <text:p><text:span text:style-name="T1">cd ..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_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d: _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-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cd --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---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d: --: invalid option</text:p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$HOME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$HOME $HOME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d: too many arguments</text:p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$HOME/42_works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"$PWD/srcs"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'$PWD/srcs'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cd: /home/momrane/minishell/src</text:span><text:span text:style-name="T3">/src</text:span><text:span text:style-name="T4">: No such file or directory</text:span></text:p>
            <text:p><text:span text:style-name="T1">$&gt;</text:span></text:p>
          </table:table-cell>
          <table:table-cell table:style-name="ce61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unset HOME</text:span></text:p>
            <text:p><text:span text:style-name="T1">cd $HOME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d: HOME not set</text:p>
            <text:p>$&gt;</text:p>
          </table:table-cell>
          <table:table-cell table:style-name="ce61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unset HOME</text:span></text:p>
            <text:p><text:span text:style-name="T1">export HOME=</text:span></text:p>
            <text:p><text:span text:style-name="T1">c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unset HOME</text:span></text:p>
            <text:p><text:span text:style-name="T1">export HOME</text:span></text:p>
            <text:p><text:span text:style-name="T1">c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d: HOME not set</text:p>
            <text:p>$&gt;</text:p>
          </table:table-cell>
          <table:table-cell table:style-name="ce6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cd minishell Docs crashtest.c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d: too many arguments</text:p>
            <text:p>$&gt;</text:p>
          </table:table-cell>
          <table:table-cell table:style-name="ce61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   cd / | echo $?</text:span></text:p>
            <text:p><text:span text:style-name="T1">pwd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0</text:p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cd ~</text:span></text:p>
          </table:table-cell>
          <table:table-cell table:style-name="ce18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cd ~/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cd ~/ | echo $?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0</text:p>
            <text:p>$&gt;</text:p>
          </table:table-cell>
          <table:table-cell table:style-name="ce59"/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bash: cd: </text:span><text:span text:style-name="T3">minishell</text:span><text:span text:style-name="T4">: No such file or directory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cd: too many arguments</text:p>
            <text:p>$&gt;</text:p>
          </table:table-cell>
          <table:table-cell table:style-name="ce57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cd ..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pwd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echo $PWD</text:span></text:p>
            <text:p><text:span text:style-name="T1">echo $OLDPWD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/a/b</text:span></text:p>
            <text:p><text:span text:style-name="T1">$&gt;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10">
          <table:table-cell table:style-name="ce69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cd</text:span></text:p>
            <text:p><text:span text:style-name="T1">echo $PWD</text:span></text:p>
            <text:p><text:span text:style-name="T1">ech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</text:span></text:p>
            <text:p><text:span text:style-name="T1">$&gt;</text:span></text:p>
            <text:p><text:span text:style-name="T5">/home/vietdu91/42_works/minishell/a/b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mkdir a</text:span></text:p>
            <text:p><text:span text:style-name="T1">cd a</text:span></text:p>
            <text:p><text:span text:style-name="T1">rm -r ../a</text:span></text:p>
            <text:p><text:span text:style-name="T1">echo $PWD</text:span></text:p>
            <text:p><text:span text:style-name="T1">echo $OLDPWD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../../../home/vietdu91/42_works/minishell/a</text:span></text:p>
            <text:p><text:span text:style-name="T1">$&gt;</text:span></text:p>
            <text:p><text:span text:style-name="T5">../../..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CDPATH=/</text:span></text:p>
            <text:p><text:span text:style-name="T1">cd $HOME/.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CDPATH=/</text:span></text:p>
            <text:p><text:span text:style-name="T1">cd home/vietdu91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</text:span></text:p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CDPATH=./</text:span></text:p>
            <text:p><text:span text:style-name="T1">cd 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ort CDPATH=./</text:span></text:p>
            <text:p><text:span text:style-name="T1">cd .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2" office:value-type="string" calcext:value-type="string">
            <text:p><text:span text:style-name="T1">chmod 000 minishell</text:span></text:p>
            <text:p><text:span text:style-name="T1">./minishell</text:span></text:p>
          </table:table-cell>
          <table:table-cell table:style-name="ce1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./minishell : Permission denie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ls hola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cannot access 'hola'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./Makefile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bash: ./Makefile: Permission denied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./minishell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nv | grep SHLVL</text:span></text:p>
            <text:p><text:span text:style-name="T1">./minishell</text:span></text:p>
            <text:p><text:span text:style-name="T1">env | grep SHLVL</text:span></text:p>
            <text:p><text:span text:style-name="T1">exit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3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touch hola</text:span></text:p>
            <text:p><text:span text:style-name="T1">./hola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./hola: Permission denie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nv|"wc" -l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0" office:value-type="string" calcext:value-type="string">
            <text:p>66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nv|"wc "-l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wc -l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r 1 + 1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2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pr $? + $?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0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env -i ./minishell</text:span></text:p>
            <text:p><text:span text:style-name="T1">en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52"/>
          <table:table-cell table:number-columns-repeated="1015"/>
        </table:table-row>
        <table:table-row table:style-name="ro9">
          <table:table-cell table:style-name="ce2" office:value-type="string" calcext:value-type="string">
            <text:p><text:span text:style-name="T1">env -i ./minishell</text:span></text:p>
            <text:p><text:span text:style-name="T1">expor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" office:value-type="string" calcext:value-type="string">
            <text:p><text:span text:style-name="T1">env -i ./minishell</text:span></text:p>
            <text:p><text:span text:style-name="T1">c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cd: HOME not set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" office:value-type="string" calcext:value-type="string">
            <text:p><text:span text:style-name="T1">env -i ./minishell</text:span></text:p>
            <text:p><text:span text:style-name="T1">cd ~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$&gt;</text:p>
          </table:table-cell>
          <table:table-cell table:style-name="ce63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exit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exit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hola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hola que tal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0000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666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-666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hola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666 666 666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666 hola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hola 666 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259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-4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-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-00000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-259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-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+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+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-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+4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-69 -9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--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--666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++++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++++666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++++++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++++++0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------0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------0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"666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'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'-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'+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'----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----666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'++++666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++++666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'6'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'2'66'32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"'666'"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'666'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it '"666"'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"666"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'666'"666"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+'666'"666"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-'666'"666"666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9223372036854775807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it 9223372036854775808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1" office:value-type="string" calcext:value-type="string">
            <text:p><text:span text:style-name="T1">exit</text:span></text:p>
            <text:p><text:span text:style-name="T1">bash: exit: 9223372036854775808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xit -9223372036854775808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it -9223372036854775809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1" office:value-type="string" calcext:value-type="string">
            <text:p><text:span text:style-name="T1">exit</text:span></text:p>
            <text:p><text:span text:style-name="T1">bash: exit: -9223372036854775809: numeric argument required</text:span></text:p>
            <text:p><text:span text:style-name="T7">~/minishell</text:span><text:span text:style-name="T4"> $&gt;</text:span></text:p>
          </table:table-cell>
          <table:table-cell table:style-name="ce55"/>
          <table:table-cell table:number-columns-repeated="1015"/>
        </table:table-row>
        <table:table-row table:style-name="ro10">
          <table:table-cell table:style-name="ce69" office:value-type="string" calcext:value-type="string">
            <text:p><text:span text:style-name="T1">cat | cat | cat | l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/>
            <text:p/>
            <text:p/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ls | exi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ls | exit 42</text:span></text:p>
          </table:table-cell>
          <table:table-cell table:style-name="ce2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xit | l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hola &gt; bonjour</text:span></text:p>
            <text:p><text:span text:style-name="T1">exit | cat -e 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hola &gt; bonjour</text:span></text:p>
            <text:p><text:span text:style-name="T1">cat -e bonjour | exi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| echo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| echo que tal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que tal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| echo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nv | echo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oui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oui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oui | echo non | echo hola | grep oui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oui | echo non | echo hola | grep non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oui | echo non | echo hola | grep hol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hola | cat -e | cat -e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$$$</text:p>
            <text:p>$&gt;</text:p>
          </table:table-cell>
          <table:table-cell table:style-name="ce64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.. | echo "hola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64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/ | echo "hola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63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.. | pwd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ifconfig | grep ":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ifconfig | grep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whoami | grep $USE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vietdu91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whoami | grep $USER &gt; /tmp/bonjour</text:span></text:p>
            <text:p><text:span text:style-name="T1">cat /tmp/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vietdu91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whoami | cat -e | cat -e &gt; /tmp/bonjour</text:span></text:p>
            <text:p><text:span text:style-name="T1">cat /tmp/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vietdu91</text:span><text:span text:style-name="T4">$$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4" office:value-type="string" calcext:value-type="string">
            <text:p><text:span text:style-name="T1">whereis ls | cat -e | cat -e &gt; /tmp/bonjour</text:span></text:p>
            <text:p><text:span text:style-name="T1">cat /tmp/bonjour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/usr/bin/ls /usr/share/man/man1/ls.1posix.gz /usr/share/man/man1/ls.1.gz$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ls |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ls | ls hol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cannot access 'hola'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ls | ls | hol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ls | hola | ls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bash: hola: command not found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ls | ls | hola | rev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ls | ls | echo hola | rev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aloh</text:p>
            <text:p>$&gt;</text:p>
          </table:table-cell>
          <table:table-cell table:style-name="ce52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ls -la | grep ".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total 16</text:span></text:p>
            <text:p><text:span text:style-name="T5">drwx------  2 vietdu91 [...] .</text:span></text:p>
            <text:p><text:span text:style-name="T5">drwxrwxewt 51 root     [...] ..</text:span></text:p>
            <text:p><text:span text:style-name="T5">-rwxr-xr-x  8 vietdu91 [...] crashtest.c</text:span></text:p>
            <text:p><text:span text:style-name="T1">[...]</text:span></text:p>
            <text:p/>
          </table:table-cell>
          <table:table-cell table:style-name="ce65" table:number-columns-spanned="1" table:number-rows-spanned="2"/>
          <table:table-cell table:number-columns-repeated="1015"/>
        </table:table-row>
        <table:table-row table:style-name="ro2">
          <table:table-cell table:style-name="ce69" office:value-type="string" calcext:value-type="string">
            <text:p><text:span text:style-name="T1">ls -la | grep "'.'"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covered-table-cell table:style-name="ce66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cho test.c | cat -e| cat -e| cat -e| cat -e| cat -e| cat -e| cat -e| cat -e|cat -e|cat -e|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test.c$$$$$$$$$$$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ls|ls|ls|ls|ls|ls|ls|ls|ls|ls|ls|ls</text:span></text:p>
            <text:p><text:span text:style-name="T1">|ls|ls|ls|ls|ls|ls|ls|ls|ls|ls|ls|ls|ls|ls|ls|ls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Docs Dockers Drawings Makefile minishell philosophers srcs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hola | cat | cat | cat | cat | cat | grep hola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| 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| 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|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|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|| cat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hola ||| cat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|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|o hola | ca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cat Makefile | cat -e | cat -e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[...]</text:span></text:p>
            <text:p><text:span text:style-name="T5">$$</text:span></text:p>
            <text:p><text:span text:style-name="T5">.PHONY:    all clean fclean re$$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cat Makefile | grep srcs | cat -e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objs/%.o:                srcs/%.c$</text:span></text:p>
            <text:p><text:span text:style-name="T5">                        @norminette srcs/*$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cat Makefile | grep srcs | grep srcs | cat -e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objs/%.o:                srcs/%.c$</text:span></text:p>
            <text:p><text:span text:style-name="T5">                        @norminette srcs/*$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cat Makefile | grep pr | head -n 5 | cd file_not_exist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cd: file_not_exist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cat Makefile | grep pr | head -n 5 | hello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hello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11">
          <table:table-cell table:style-name="ce4" office:value-type="string" calcext:value-type="string">
            <text:p><text:span text:style-name="T1">export HOLA=bonjour | cat -e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12">
          <table:table-cell table:style-name="ce4" office:value-type="string" calcext:value-type="string">
            <text:p><text:span text:style-name="T1">unset HOLA | cat -e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A | echo hola</text:span></text:p>
            <text:p><text:span text:style-name="T1">env | grep PROU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| echo hola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13">
          <table:table-cell table:style-name="ce4" office:value-type="string" calcext:value-type="string">
            <text:p><text:span text:style-name="T1">sleep 3 | sleep 3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4" office:value-type="string" calcext:value-type="string">
            <text:p><text:span text:style-name="T1">time sleep 3 | sleep 3</text:span></text:p>
          </table:table-cell>
          <table:table-cell table:style-name="ce14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<text:span text:style-name="T1">sleep 3 | exit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<text:span text:style-name="T1">exit | sleep 3</text:span></text:p>
          </table:table-cell>
          <table:table-cell table:style-name="ce9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hola &gt; a</text:span></text:p>
            <text:p><text:span text:style-name="T1">&gt;&gt;b echo que tal</text:span></text:p>
            <text:p><text:span text:style-name="T1">cat a | &lt;b cat | cat &gt; c | cat</text:span></text:p>
          </table:table-cell>
          <table:table-cell table:style-name="ce20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pwd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pwd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hola || echo 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cho hola &amp;&amp; echo 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bonjour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bonjour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cho bonjour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</text:p>
            <text:p>hola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echo -n bonjour &amp;&amp; echo -n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hola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9" table:visibility="collapse">
          <table:table-cell table:style-name="ce69" office:value-type="string" calcext:value-type="string">
            <text:p><text:span text:style-name="T1">pwd &amp;&amp; ls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</text:span></text:p>
            <text:p><text:span text:style-name="T5">crashtest.c  Docs  Dockers  Drawings  Makefile  minishell  philosophers  srcs  test.c</text:span></text:p>
            <text:p><text:span text:style-name="T1">hola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pwd || ls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</text:span></text:p>
            <text:p><text:span text:style-name="T1">hola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pwd &amp;&amp; ls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/home/vietdu91/42_works/minishell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pwd || ls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ls || expor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export ""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bash: export: `': not a valid identifier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ls &amp;&amp; expor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srcs  test.c</text:span></text:p>
            <text:p><text:span text:style-name="T1">bash: export: `': not a valid identifier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xport ""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bash: export: `': not a valid identifier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ls || 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;'</text:p>
            <text:p>$&gt;</text:p>
          </table:table-cell>
          <table:table-cell table:style-name="ce57" office:value-type="string" calcext:value-type="string">
            <text:p><text:span text:style-name="T11">[BONUS] </text:span><text:span text:style-name="T12">Marche pour les metacharacters |&amp;;()</text:span>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;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;'</text:p>
            <text:p>$&gt;</text:p>
          </table:table-cell>
          <table:table-cell table:style-name="ce57" office:value-type="string" calcext:value-type="string">
            <text:p><text:span text:style-name="T11">[BONUS] </text:span><text:span text:style-name="T12">Marche pour les metacharacters |&amp;;()</text:span>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ls &amp;&amp; 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;'</text:p>
            <text:p>$&gt;</text:p>
          </table:table-cell>
          <table:table-cell table:style-name="ce57" office:value-type="string" calcext:value-type="string">
            <text:p><text:span text:style-name="T11">[BONUS] </text:span><text:span text:style-name="T12">Marche pour les metacharacters |&amp;;()</text:span>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;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</text:p>
            <text:p>unexpected token `;'</text:p>
            <text:p>$&gt;</text:p>
          </table:table-cell>
          <table:table-cell table:style-name="ce57" office:value-type="string" calcext:value-type="string">
            <text:p><text:span text:style-name="T11">[BONUS] </text:span><text:span text:style-name="T12">Marche pour les metacharacters |&amp;;()</text:span>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ls || &lt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2" office:value-type="string" calcext:value-type="string">
            <text:p>bash: syntax error near unexpected token `newline' </text:p>
            <text:p>$&gt;</text:p>
          </table:table-cell>
          <table:table-cell table:style-name="ce57" office:value-type="string" calcext:value-type="string">
            <text:p><text:span text:style-name="T11">[BONUS] </text:span><text:span text:style-name="T12">Marche pour les metacharacters &lt;&gt;</text:span>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ls &amp;&amp; &lt;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syntax error near unexpected token `newline' </text:p>
            <text:p>$&gt;</text:p>
          </table:table-cell>
          <table:table-cell table:style-name="ce57" office:value-type="string" calcext:value-type="string">
            <text:p><text:span text:style-name="T11">[BONUS] </text:span><text:span text:style-name="T12">Marche pour les metacharacters &lt;&gt;</text:span>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cat | echo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/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9" table:visibility="collapse">
          <table:table-cell table:style-name="ce69" office:value-type="string" calcext:value-type="string">
            <text:p><text:span text:style-name="T1">cat | echo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/>
            <text:p/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ls || cat | echo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9" table:visibility="collapse">
          <table:table-cell table:style-name="ce69" office:value-type="string" calcext:value-type="string">
            <text:p><text:span text:style-name="T1">ls &amp;&amp; cat | echo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/>
            <text:p/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export "" &amp;&amp; unse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export: `': not a valid identifier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5" table:visibility="collapse">
          <table:table-cell table:style-name="ce69"/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/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( ( ls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( ( ) ls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 unexpected token `)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0" table:visibility="collapse">
          <table:table-cell table:style-name="ce69" office:value-type="string" calcext:value-type="string">
            <text:p><text:span text:style-name="T1">ls &amp;&amp; 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><text:span text:style-name="T5">crashtest.c  Docs  Dockers  Drawings  Makefile  minishell  philosophers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(ls &amp;&amp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( ( ls&amp;&amp;pwd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( ( ls ) &amp;&amp;pwd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(ls &amp;&amp; ( ( pwd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srcs  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4" table:visibility="collapse">
          <table:table-cell table:style-name="ce69" office:value-type="string" calcext:value-type="string">
            <text:p><text:span text:style-name="T1">(ls &amp;&amp; pwd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</text:span></text:p>
            <text:p><text:span text:style-name="T5">Docs</text:span></text:p>
            <text:p><text:span text:style-name="T5">Dockers</text:span></text:p>
            <text:p><text:span text:style-name="T5">Drawings</text:span></text:p>
            <text:p><text:span text:style-name="T5">Makefile</text:span></text:p>
            <text:p><text:span text:style-name="T5">minishell</text:span></text:p>
            <text:p><text:span text:style-name="T5">philosophers</text:span></text:p>
            <text:p><text:span text:style-name="T5">srcs</text:span></text:p>
            <text:p><text:span text:style-name="T5">test.c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&gt; hola ls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&gt; hola (ls &amp;&amp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 unexpected token `(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(&gt; pwd)</text:span></text:p>
            <text:p><text:span text:style-name="T1">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pwd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(&lt; pwd)</text:span></text:p>
            <text:p><text:span text:style-name="T1">ls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67" office:value-type="string" calcext:value-type="string">
            <text:p><text:span text:style-name="T11">[BONUS] </text:span><text:span text:style-name="T12">Si pwd existe</text:span>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(&lt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wd: No such file or directory</text:p>
            <text:p>$&gt;</text:p>
          </table:table-cell>
          <table:table-cell table:style-name="ce67" office:value-type="string" calcext:value-type="string">
            <text:p><text:span text:style-name="T11">[BONUS] </text:span><text:span text:style-name="T12">Si pwd n'existe pas</text:span>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( ( ( ( ( pwd) )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5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()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 unexpected token `)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&gt; pwd 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 unexpected token `(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0" table:visibility="collapse">
          <table:table-cell table:style-name="ce69" office:value-type="string" calcext:value-type="string">
            <text:p><text:span text:style-name="T1">(ls||pwd)&amp;&amp;(ls||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  Docs  Dockers  Drawings  Makefile  minishell  philosophers  pwd  srcs  test.c</text:span></text:p>
            <text:p><text:span text:style-name="T5">crashtest.c  Docs  Dockers  Drawings  Makefile  minishell  philosophers  pwd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(lss||pwd)&amp;&amp;(lss||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1">bash: lss: command not found</text:span></text:p>
            <text:p><text:span text:style-name="T5">/home/vietdu91/42_works/minishell</text:span></text:p>
            <text:p><text:span text:style-name="T1">bash: lss: command not found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(lss&amp;&amp;pwd)&amp;&amp;(lss&amp;&amp;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1">bash: lss: command not found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4" table:visibility="collapse">
          <table:table-cell table:style-name="ce69" office:value-type="string" calcext:value-type="string">
            <text:p><text:span text:style-name="T1">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</text:span></text:p>
            <text:p><text:span text:style-name="T5">Docs</text:span></text:p>
            <text:p><text:span text:style-name="T5">Dockers</text:span></text:p>
            <text:p><text:span text:style-name="T5">Drawings</text:span></text:p>
            <text:p><text:span text:style-name="T5">Makefile</text:span></text:p>
            <text:p><text:span text:style-name="T5">minishell</text:span></text:p>
            <text:p><text:span text:style-name="T5">philosophers</text:span></text:p>
            <text:p><text:span text:style-name="T5">srcs</text:span></text:p>
            <text:p><text:span text:style-name="T5">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4" table:visibility="collapse">
          <table:table-cell table:style-name="ce69" office:value-type="string" calcext:value-type="string">
            <text:p><text:span text:style-name="T1">(ls &amp;&amp; pwd | wc) &gt; hola</text:span></text:p>
            <text:p><text:span text:style-name="T1">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5">crashtest.c</text:span></text:p>
            <text:p><text:span text:style-name="T5">Docs</text:span></text:p>
            <text:p><text:span text:style-name="T5">Dockers</text:span></text:p>
            <text:p><text:span text:style-name="T5">Drawings</text:span></text:p>
            <text:p><text:span text:style-name="T5">Makefile</text:span></text:p>
            <text:p><text:span text:style-name="T5">minishell</text:span></text:p>
            <text:p><text:span text:style-name="T5">philosophers</text:span></text:p>
            <text:p><text:span text:style-name="T5">srcs</text:span></text:p>
            <text:p><text:span text:style-name="T5">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5" table:visibility="collapse">
          <table:table-cell table:style-name="ce69" office:value-type="string" calcext:value-type="string">
            <text:p><text:span text:style-name="T1">(ls &amp;&amp; pwd | wc) &gt;&gt; hola</text:span></text:p>
            <text:p><text:span text:style-name="T1">echo hey&amp;&amp;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4" office:value-type="string" calcext:value-type="string">
            <text:p><text:span text:style-name="T1">hey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srcs</text:span></text:p>
            <text:p><text:span text:style-name="T5">test.c</text:span></text:p>
            <text:p><text:span text:style-name="T5">      1       1      34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srcs</text:span></text:p>
            <text:p><text:span text:style-name="T5">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(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(ls &amp;&amp;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pwd  srcs  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(ls -z ||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ls: invalid option -- 'z'</text:span></text:p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echo hey &gt; hola</text:span></text:p>
            <text:p><text:span text:style-name="T1">(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echo hey &gt; hola</text:span></text:p>
            <text:p><text:span text:style-name="T1">(ls &amp;&amp;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pwd  srcs  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echo hey &gt; hola</text:span></text:p>
            <text:p><text:span text:style-name="T1">(ls -z ||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ls: invalid option -- 'z'</text:span></text:p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9" table:visibility="collapse">
          <table:table-cell table:style-name="ce69" office:value-type="string" calcext:value-type="string">
            <text:p><text:span text:style-name="T1">(ls -z || pwd &amp;&amp; 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1">ls: invalid option -- 'z'</text:span></text:p>
            <text:p><text:span text:style-name="T5">/home/vietdu91/42_works/minishell</text:span></text:p>
            <text:p><text:span text:style-name="T5">crashtest.c  Docs  Dockers  Drawings  Makefile  minishell  philosophers  pwd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4" office:value-type="string" calcext:value-type="string">
            <text:p><text:span text:style-name="T1">ls || (cat Makefile|grep srcs) &amp;&amp; (pwd|wc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pwd  srcs  test.c</text:span></text:p>
            <text:p><text:span text:style-name="T5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ls -z &amp;&amp; (ls) &amp;&amp; (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ls: invalid option -- 'z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6" table:visibility="collapse">
          <table:table-cell table:style-name="ce69" office:value-type="string" calcext:value-type="string">
            <text:p><text:span text:style-name="T1">(ls &gt; Docs/hey &amp;&amp; pwd) &gt; hola</text:span></text:p>
            <text:p><text:span text:style-name="T1">cat hola</text:span></text:p>
            <text:p><text:span text:style-name="T1">cat Docs/hey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6" office:value-type="string" calcext:value-type="string">
            <text:p><text:span text:style-name="T5">/home/vietdu91/42_works/minishell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srcs</text:span></text:p>
            <text:p><text:span text:style-name="T5">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6" table:visibility="collapse">
          <table:table-cell table:style-name="ce69" office:value-type="string" calcext:value-type="string">
            <text:p><text:span text:style-name="T1">ls &gt; Docs/hey &amp;&amp; pwd &gt; hola</text:span></text:p>
            <text:p><text:span text:style-name="T1">cat hola</text:span></text:p>
            <text:p><text:span text:style-name="T1">cat Docs/hey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7" office:value-type="string" calcext:value-type="string">
            <text:p><text:span text:style-name="T5">/home/vietdu91/42_works/minishell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srcs</text:span></text:p>
            <text:p><text:span text:style-name="T5">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cd ../.. &amp;&amp; pwd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</text:span></text:p>
            <text:p><text:span text:style-name="T5">/home/vietdu91/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(cd ../.. &amp;&amp; pwd)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ls -z || cd ../../..&amp;&amp;pwd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8" office:value-type="string" calcext:value-type="string">
            <text:p><text:span text:style-name="T1">ls: invalid option -- 'z'</text:span></text:p>
            <text:p><text:span text:style-name="T5">/home/vietdu91</text:span></text:p>
            <text:p><text:span text:style-name="T1">$&gt;</text:span></text:p>
            <text:p><text:span text:style-name="T5">/home/vietdu91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69" office:value-type="string" calcext:value-type="string">
            <text:p><text:span text:style-name="T1">ls -z || (cd ../../..&amp;&amp;pwd)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8" office:value-type="string" calcext:value-type="string">
            <text:p><text:span text:style-name="T1">ls: invalid option -- 'z'</text:span></text:p>
            <text:p><text:span text:style-name="T5">/home/vietdu91</text:span></text:p>
            <text:p><text:span text:style-name="T1">$&gt;</text:span></text:p>
            <text:p><text:span text:style-name="T5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gt; bonjour</text:span></text:p>
            <text:p><text:span text:style-name="T1">cat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que tal &gt;&gt; bonjour</text:span></text:p>
            <text:p><text:span text:style-name="T1">cat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cho hola &gt; bonjour</text:span></text:p>
            <text:p><text:span text:style-name="T1">rm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que tal &gt; bonjour</text:span></text:p>
            <text:p><text:span text:style-name="T1">cat 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que tal &gt; /tmp/bonjour</text:span></text:p>
            <text:p><text:span text:style-name="T1">cat -e /tmp/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 que tal$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hey</text:span></text:p>
            <text:p><text:span text:style-name="T1">echo bonjour &gt; $HOLA</text:span></text:p>
            <text:p><text:span text:style-name="T1">echo $HOLA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whereis grep &gt; Docs/bonjour</text:span></text:p>
            <text:p><text:span text:style-name="T1">cat Docs/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ls -la &gt; Docs/bonjour</text:span></text:p>
            <text:p><text:span text:style-name="T1">cat Docs/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total 16</text:span></text:p>
            <text:p><text:span text:style-name="T5">drwx------  2 vietdu91 [...] .</text:span></text:p>
            <text:p><text:span text:style-name="T5">drwxrwxewt 51 root     [...] ..</text:span></text:p>
            <text:p><text:span text:style-name="T5">-rwxr-xr-x  8 vietdu91 [...] crashtest.c</text:span></text:p>
            <text:p><text:span text:style-name="T1">[...]</text:span></text:p>
            <text:p/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&gt;bonjour</text:span></text:p>
            <text:p><text:span text:style-name="T1">cat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pwd &gt;                     bonjour</text:span></text:p>
            <text:p><text:span text:style-name="T1">cat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5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gt; &gt;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 unexpected token `&gt;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lt; &lt; bonjour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 unexpected token `&lt;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gt;&gt;&gt;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syntax error near unexpected token `&gt;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gt; bonjour echo hola</text:span></text:p>
            <text:p><text:span text:style-name="T1">cat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gt; bonjour | echo hola</text:span></text:p>
            <text:p><text:span text:style-name="T1">cat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prout hola &gt; bonjour</text:span></text:p>
            <text:p><text:span text:style-name="T1">ls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command not found</text:p>
            <text:p>$&gt;</text:p>
            <text:p>bonjour [...]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hello &gt;&gt; hello &gt;&gt; hello</text:span></text:p>
            <text:p><text:span text:style-name="T1">ls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hola &gt; hello &gt;&gt; hello &gt;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cho hola &gt; hello &gt;&gt; hello &gt;&gt; hello</text:span></text:p>
            <text:p><text:span text:style-name="T1">echo hola &gt;&gt; hello</text:span></text:p>
            <text:p><text:span text:style-name="T1">echo hola &gt; hello &gt;&gt; hello &gt;&gt; hello</text:span></text:p>
            <text:p><text:span text:style-name="T1">cat &lt;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hola &gt;&gt; hello &gt;&gt; hello 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cho hola &gt;&gt; hello &gt;&gt; hello &gt; hello</text:span></text:p>
            <text:p><text:span text:style-name="T1">echo hola &gt;&gt; hello</text:span></text:p>
            <text:p><text:span text:style-name="T1">echo hola &gt;&gt; hello &gt;&gt; hello &gt; hello</text:span></text:p>
            <text:p><text:span text:style-name="T1">cat &lt;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cho hola &gt; hello</text:span></text:p>
            <text:p><text:span text:style-name="T1">echo hola &gt;&gt; hello &gt;&gt; hello &gt;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2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hola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hola &gt; hello</text:span></text:p>
            <text:p><text:span text:style-name="T1">echo hey &gt; bonjour</text:span></text:p>
            <text:p><text:span text:style-name="T1">echo &lt;bonjour &lt;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hola &gt; hello</text:span></text:p>
            <text:p><text:span text:style-name="T1">echo hey &gt; bonjour</text:span></text:p>
            <text:p><text:span text:style-name="T1">echo &lt;hello &lt;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/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10">
          <table:table-cell table:style-name="ce4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&gt; bonjour &gt;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4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&gt; bonjour &gt;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gt; bonjour echo hola bonjour</text:span></text:p>
            <text:p><text:span text:style-name="T1">cat bonjour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 hola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4" office:value-type="string" calcext:value-type="string">
            <text:p><text:span text:style-name="T1">&gt;bonjour echo &gt; hola&gt;bonjour&gt;hola&gt;&gt;bonjour&gt;hola hey &gt;bonjour hola &gt;hola</text:span></text:p>
            <text:p><text:span text:style-name="T1">cat bonjour</text:span></text:p>
            <text:p><text:span text:style-name="T1">cat hola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4" office:value-type="string" calcext:value-type="string">
            <text:p><text:span text:style-name="T1">echo bonjour &gt; hola1</text:span></text:p>
            <text:p><text:span text:style-name="T1">echo hello &gt; hola2</text:span></text:p>
            <text:p><text:span text:style-name="T1">echo 2 &gt;hola1 &gt;&gt; hola2</text:span></text:p>
            <text:p><text:span text:style-name="T1">ls</text:span></text:p>
            <text:p><text:span text:style-name="T1">cat hola1</text:span></text:p>
            <text:p><text:span text:style-name="T1">cat hola2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4" office:value-type="string" calcext:value-type="string">
            <text:p><text:span text:style-name="T1">echo bonjour &gt; hola1</text:span></text:p>
            <text:p><text:span text:style-name="T1">echo hello &gt; hola2</text:span></text:p>
            <text:p><text:span text:style-name="T1">echo 2 &gt;&gt;hola1 &gt; hola2</text:span></text:p>
            <text:p><text:span text:style-name="T1">ls</text:span></text:p>
            <text:p><text:span text:style-name="T1">cat hola1</text:span></text:p>
            <text:p><text:span text:style-name="T1">cat hola2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gt; pwd</text:span></text:p>
            <text:p><text:span text:style-name="T1">ls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pw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lt; pwd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pwd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&lt; Makefile .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.: not enough arguments</text:p>
            <text:p>$&gt;</text:p>
          </table:table-cell>
          <table:table-cell table:style-name="ce55" office:value-type="string" calcext:value-type="string">
            <text:p>Voir pourquoi</text:p>
          </table:table-cell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at &lt;pwd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pwd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at &lt;srcs/pwd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srcs/pwd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at &lt;../pwd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../pwd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cat &gt;&gt;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syntax error near unexpected token `newline' 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cat &gt;&gt;&gt;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syntax error near unexpected token `&gt;' 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cat &gt;&gt; &lt;&lt;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syntax error near unexpected token `&lt;&lt;' 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cat &gt;&gt; &gt; &gt;&gt; &lt;&lt; &gt;&gt;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3" office:value-type="string" calcext:value-type="string">
            <text:p>bash: syntax error near unexpected token `&gt;' 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at &lt; ls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ls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at &lt; ls &gt; ls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ls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cat &gt; ls1 &lt; ls2</text:span></text:p>
            <text:p><text:span text:style-name="T1">ls</text:span></text:p>
          </table:table-cell>
          <table:table-cell table:style-name="ce2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gt;&gt;hola</text:span></text:p>
            <text:p><text:span text:style-name="T1">cat hola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gt; bonjour</text:span></text:p>
            <text:p><text:span text:style-name="T1">cat &lt;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gt;bonjour</text:span></text:p>
            <text:p><text:span text:style-name="T1">cat &lt;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&gt;bonjour</text:span></text:p>
            <text:p><text:span text:style-name="T1">cat&lt;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&gt; bonjour</text:span></text:p>
            <text:p><text:span text:style-name="T1">cat&lt;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              &gt;bonjour</text:span></text:p>
            <text:p><text:span text:style-name="T1">cat&lt;                    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         &gt;     bonjour</text:span></text:p>
            <text:p><text:span text:style-name="T1">cat            &lt;        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gt; srcs/bonjour</text:span></text:p>
            <text:p><text:span text:style-name="T1">cat &lt; srcs/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gt;srcs/bonjour</text:span></text:p>
            <text:p><text:span text:style-name="T1">cat &lt;srcs/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hola &gt;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cho hola &gt; bonjour</text:span></text:p>
            <text:p><text:span text:style-name="T1">rm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'c'"h"o hola &gt; bonjour</text:span></text:p>
            <text:p><text:span text:style-name="T1">cat 'bo'"n"jour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7" table:visibility="collapse">
          <table:table-cell table:style-name="ce69" office:value-type="string" calcext:value-type="string">
            <text:p><text:span text:style-name="T1">echo hola &gt; bonjour\ 1</text:span></text:p>
            <text:p><text:span text:style-name="T1">ls</text:span></text:p>
            <text:p><text:span text:style-name="T1">cat bonjour\ 1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bonjour hey</text:span></text:p>
            <text:p><text:span text:style-name="T1">ls</text:span></text:p>
            <text:p><text:span text:style-name="T1">cat bonjour</text:span></text:p>
            <text:p><text:span text:style-name="T1">cat hey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srcs/bonjour &gt;srcs/hello &lt;prout</text:span></text:p>
            <text:p><text:span text:style-name="T1">cat srcs/bonjour srcs/hello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rm srcs/bonjour srcs/hello</text:span></text:p>
            <text:p><text:span text:style-name="T1">&gt;srcs/bonjour &gt;srcs/hello &lt;prout</text:span></text:p>
            <text:p><text:span text:style-name="T1">ls srcs</text:span></text:p>
            <text:p><text:span text:style-name="T1">cat</text:span></text:p>
          </table:table-cell>
          <table:table-cell table:style-name="ce12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srcs/bonjour &lt;prout &gt;srcs/hello 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rm srcs/bonjour srcs/hello</text:span></text:p>
            <text:p><text:span text:style-name="T1">&gt;srcs/bonjour &lt;prout &gt;srcs/hello </text:span></text:p>
            <text:p><text:span text:style-name="T1">ls srcs</text:span></text:p>
            <text:p><text:span text:style-name="T1">cat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cho hola &gt; ../bonjour</text:span></text:p>
            <text:p><text:span text:style-name="T1">echo hey &gt; ../hello</text:span></text:p>
            <text:p><text:span text:style-name="T1">&gt;../bonjour &gt;../hello &lt;prout</text:span></text:p>
            <text:p><text:span text:style-name="T1">cat ../bonjour ..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../bonjour</text:span></text:p>
            <text:p><text:span text:style-name="T1">echo hey &gt; ../hello</text:span></text:p>
            <text:p><text:span text:style-name="T1">rm ../bonjour ../hello</text:span></text:p>
            <text:p><text:span text:style-name="T1">&gt;../bonjour &gt;../hello &lt;prout</text:span></text:p>
            <text:p><text:span text:style-name="T1">ls ..</text:span></text:p>
            <text:p><text:span text:style-name="T1">cat ../bonjour ..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../bonjour</text:span></text:p>
            <text:p><text:span text:style-name="T1">echo hey &gt; ../hello</text:span></text:p>
            <text:p><text:span text:style-name="T1">&gt;../bonjour &lt;prout &gt;../hello </text:span></text:p>
            <text:p><text:span text:style-name="T1">cat ../bonjour </text:span></text:p>
            <text:p><text:span text:style-name="T1">cat ..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../bonjour</text:span></text:p>
            <text:p><text:span text:style-name="T1">echo hey &gt; ../hello</text:span></text:p>
            <text:p><text:span text:style-name="T1">rm ../bonjour ../hello</text:span></text:p>
            <text:p><text:span text:style-name="T1">&gt;../bonjour &lt;prout &gt;../hello </text:span></text:p>
            <text:p><text:span text:style-name="T1">ls ..</text:span></text:p>
            <text:p><text:span text:style-name="T1">cat ../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srcs/bonjour &gt;&gt;srcs/hello &lt;prout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&gt;srcs/bonjour &gt;srcs/hello &lt;prout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&gt;srcs/bonjour &gt;&gt;srcs/hello &lt;prout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srcs/bonjour &lt;prout &gt;&gt;srcs/hello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&gt;srcs/bonjour &lt;prout &gt;srcs/hello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gt;&gt;srcs/bonjour &lt;prout &gt;&gt;srcs/hello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srcs/bonjour</text:span></text:p>
            <text:p><text:span text:style-name="T1">echo hey &gt; srcs/hello</text:span></text:p>
            <text:p><text:span text:style-name="T1">&lt;prout &gt;&gt;srcs/bonjour &gt;&gt;srcs/hello</text:span></text:p>
            <text:p><text:span text:style-name="T1">cat srcs/bonjour </text:span></text:p>
            <text:p><text:span text:style-name="T1">cat srcs/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&lt;bonjour &gt;hello</text:span></text:p>
            <text:p><text:span text:style-name="T1">cat bonjour 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hola</text:p>
            <text:p>$&gt;</text:p>
            <text:p>&gt;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&gt;bonjour &gt;hello &lt; prout</text:span></text:p>
            <text:p><text:span text:style-name="T1">cat bonjour 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&gt;bonjour &gt;hello &lt; prout</text:span></text:p>
            <text:p><text:span text:style-name="T1">cat bonjour 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&gt;bonjour &lt;prout hello</text:span></text:p>
            <text:p><text:span text:style-name="T1">cat bonjour </text:span></text:p>
            <text:p><text:span text:style-name="T1">cat hello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&gt;bonjour &lt;prout hello</text:span></text:p>
            <text:p><text:span text:style-name="T1">cat bonjour 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bash: prout: No such file or directory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cho hola &gt; bonjour</text:span></text:p>
            <text:p><text:span text:style-name="T1">&lt;bonjour cat | wc &gt; bonjour</text:span></text:p>
            <text:p><text:span text:style-name="T1">cat 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      0       0       0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rm -f bonjour</text:span></text:p>
            <text:p><text:span text:style-name="T1">rm bonjour &gt; bonjour</text:span></text:p>
            <text:p><text:span text:style-name="T1">ls -l bonjour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cannot access 'bonjour': No such file or directory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"bonjour hello"</text:span></text:p>
            <text:p><text:span text:style-name="T1">&gt;$HOLA</text:span></text:p>
            <text:p><text:span text:style-name="T1">ls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"bonjour hello"</text:span></text:p>
            <text:p><text:span text:style-name="T1">&gt;"$HOLA"</text:span></text:p>
            <text:p><text:span text:style-name="T1">ls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"bonjour hello"</text:span></text:p>
            <text:p><text:span text:style-name="T1">&gt;$"HOLA"</text:span></text:p>
            <text:p><text:span text:style-name="T1">ls</text:span></text:p>
          </table:table-cell>
          <table:table-cell table:style-name="ce13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HOLA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"bonjour hello"</text:span></text:p>
            <text:p><text:span text:style-name="T1">&gt;$HOLA&gt;hey</text:span></text:p>
            <text:p><text:span text:style-name="T1">ls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"bonjour hello"</text:span></text:p>
            <text:p><text:span text:style-name="T1">&gt;hey&gt;$HOLA</text:span></text:p>
            <text:p><text:span text:style-name="T1">ls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export HOLA="bonjour hello"</text:span></text:p>
            <text:p><text:span text:style-name="T1">&gt;hey&gt;$HOLA&gt;hey&gt;hey</text:span></text:p>
            <text:p><text:span text:style-name="T1">ls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69" office:value-type="string" calcext:value-type="string">
            <text:p><text:span text:style-name="T1">export A=hey</text:span></text:p>
            <text:p><text:span text:style-name="T1">export A B=Hola D E C="Que Tal"</text:span></text:p>
            <text:p><text:span text:style-name="T1">echo $PROUT$B$C &gt; /tmp/a &gt; /tmp/b &gt; /tmp/c</text:span></text:p>
            <text:p><text:span text:style-name="T1">cat /tmp/a</text:span></text:p>
            <text:p><text:span text:style-name="T1">cat /tmp/b</text:span></text:p>
            <text:p><text:span text:style-name="T1">cat /tmp/c</text:span></text:p>
          </table:table-cell>
          <table:table-cell table:style-name="ce11"/>
          <table:table-cell table:style-name="ce94" table:content-validation-name="val1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" office:value-type="string" calcext:value-type="string">
            <text:p><text:span text:style-name="T1">                                           !!!!! Contenu du fichier a : "Amour Tu es Horrible"</text:span></text:p>
            <text:p><text:span text:style-name="T1">                                           !!!!! Contenu du fichier b : "0123456789"</text:span></text:p>
            <text:p><text:span text:style-name="T1">                                           !!!!! Contenu du fichier c : "Prout"</text:span></text:p>
          </table:table-cell>
          <table:table-cell table:style-name="ce6" table:number-columns-repeated="3"/>
          <table:table-cell table:style-name="ce94" table:content-validation-name="val3" table:number-columns-repeated="3"/>
          <table:table-cell table:style-name="ce6"/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lt;a cat &lt;b &lt;c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Prout</text:p>
            <text:p>$&gt;</text:p>
          </table:table-cell>
          <table:table-cell table:style-name="ce55"/>
          <table:table-cell table:number-columns-repeated="1015"/>
        </table:table-row>
        <table:table-row table:style-name="ro10">
          <table:table-cell table:style-name="ce69" office:value-type="string" calcext:value-type="string">
            <text:p><text:span text:style-name="T1">&lt;a cat &lt;b &lt;c</text:span></text:p>
            <text:p><text:span text:style-name="T1">cat a</text:span></text:p>
            <text:p><text:span text:style-name="T1">cat b</text:span></text:p>
            <text:p><text:span text:style-name="T1">cat c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55"/>
          <table:table-cell table:number-columns-repeated="1015"/>
        </table:table-row>
        <table:table-row table:style-name="ro17">
          <table:table-cell table:style-name="ce69" office:value-type="string" calcext:value-type="string">
            <text:p><text:span text:style-name="T1">&gt;a ls &gt;b &gt;&gt;c &gt;d</text:span></text:p>
            <text:p><text:span text:style-name="T1">cat a</text:span></text:p>
            <text:p><text:span text:style-name="T1">cat b</text:span></text:p>
            <text:p><text:span text:style-name="T1">cat c</text:span></text:p>
            <text:p><text:span text:style-name="T1">cat d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1">Prout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test.c</text:span></text:p>
            <text:p/>
          </table:table-cell>
          <table:table-cell table:style-name="ce55"/>
          <table:table-cell table:number-columns-repeated="1015"/>
        </table:table-row>
        <table:table-row table:style-name="ro17">
          <table:table-cell table:style-name="ce69" office:value-type="string" calcext:value-type="string">
            <text:p><text:span text:style-name="T1">&gt;a ls &gt;b &gt;&gt;c &gt;d</text:span></text:p>
            <text:p><text:span text:style-name="T1">cat a</text:span></text:p>
            <text:p><text:span text:style-name="T1">cat b</text:span></text:p>
            <text:p><text:span text:style-name="T1">cat c</text:span></text:p>
            <text:p><text:span text:style-name="T1">cat d</text:span></text:p>
          </table:table-cell>
          <table:table-cell table:style-name="ce13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1">Prout</text:span></text:p>
            <text:p><text:span text:style-name="T1">$&gt;</text:span></text:p>
            <text:p><text:span text:style-name="T5">crashtest.c</text:span></text:p>
            <text:p><text:span text:style-name="T5">Docs</text:span></text:p>
            <text:p><text:span text:style-name="T5">[...]</text:span></text:p>
            <text:p><text:span text:style-name="T5">test.c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echo hola &gt; a &gt; b &gt; c</text:span></text:p>
            <text:p><text:span text:style-name="T1">cat a</text:span></text:p>
            <text:p><text:span text:style-name="T1">cat b</text:span></text:p>
            <text:p><text:span text:style-name="T1">cat c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  <text:p>$&gt;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mkdir dir</text:span></text:p>
            <text:p><text:span text:style-name="T1">ls -la &gt; dir/bonjour</text:span></text:p>
            <text:p><text:span text:style-name="T1">cat dir/bonjour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total 16</text:p>
            <text:p>drwx------  2 vietdu91 [...] .</text:p>
            <text:p>drwxrwxewt 51 root     [...] ..</text:p>
            <text:p>[...]</text:p>
            <text:p/>
          </table:table-cell>
          <table:table-cell table:style-name="ce55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lt;a</text:span></text:p>
            <text:p><text:span text:style-name="T1">cat a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Amour Tu es Horrible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&gt;d cat &lt;a &gt;&gt;e</text:span></text:p>
            <text:p><text:span text:style-name="T1">cat a</text:span></text:p>
            <text:p><text:span text:style-name="T1">cat d</text:span></text:p>
            <text:p><text:span text:style-name="T1">cat e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lt; a &gt; b cat &gt; hey &gt;&gt; d</text:span></text:p>
            <text:p><text:span text:style-name="T1">cat d</text:span></text:p>
            <text:p><text:span text:style-name="T1">ls</text:span></text:p>
          </table:table-cell>
          <table:table-cell table:style-name="ce11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Amour Tu Es Horrible</text:p>
            <text:p>$&gt;</text:p>
            <text:p>[...] a b hey d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cat &lt;&lt; hola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&gt; $HOME</text:span></text:p>
            <text:p><text:span text:style-name="T1">&gt; hola</text:span></text:p>
            <text:p><text:span text:style-name="T5">/home/vietdu91</text:span></text:p>
            <text:p/>
          </table:table-cell>
          <table:table-cell table:style-name="ce67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cat &lt;&lt; 'hola'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7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cat &lt;&lt; "hola"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7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cat &lt;&lt; ho"la"</text:span></text:p>
          </table:table-cell>
          <table:table-cell table:style-name="ce9"/>
          <table:table-cell table:style-name="ce94" table:content-validation-name="val1"/>
          <table:table-cell table:style-name="ce94" table:content-validation-name="val2"/>
          <table:table-cell table:style-name="ce94" table:content-validation-name="val3" table:number-columns-repeated="3"/>
          <table:table-cell table:style-name="ce6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7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cat &lt;&lt; $HOME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67"/>
          <table:table-cell table:number-columns-repeated="1015"/>
        </table:table-row>
        <table:table-row table:style-name="ro16">
          <table:table-cell table:style-name="ce69" office:value-type="string" calcext:value-type="string">
            <text:p><text:span text:style-name="T1">cat &lt;&lt; hola &gt; bonjour</text:span></text:p>
            <text:p><text:span text:style-name="T1">cat bonjour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67"/>
          <table:table-cell table:number-columns-repeated="1015"/>
        </table:table-row>
        <table:table-row table:style-name="ro16">
          <table:table-cell table:style-name="ce69" office:value-type="string" calcext:value-type="string">
            <text:p><text:span text:style-name="T1">cat &lt;&lt; hola | rev</text:span></text:p>
          </table:table-cell>
          <table:table-cell table:style-name="ce20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67"/>
          <table:table-cell table:number-columns-repeated="1015"/>
        </table:table-row>
        <table:table-row table:style-name="ro10">
          <table:table-cell table:style-name="ce69" office:value-type="string" calcext:value-type="string">
            <text:p><text:span text:style-name="T1">&lt;&lt; hola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67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&lt;&lt;hola</text:span></text:p>
          </table:table-cell>
          <table:table-cell table:style-name="ce9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</text:p>
            <text:p>&gt;</text:p>
            <text:p>&gt; hola</text:p>
            <text:p>$&gt;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cat &lt;&lt;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9" office:value-type="string" calcext:value-type="string">
            <text:p>bash: syntax error near unexpected token `newline'</text:p>
            <text:p>$&gt;</text:p>
          </table:table-cell>
          <table:table-cell table:style-name="ce67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cat &lt;&lt; prout &lt;&lt; lol &lt;&lt; koala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67"/>
          <table:table-cell table:number-columns-repeated="1015"/>
        </table:table-row>
        <table:table-row table:style-name="ro8">
          <table:table-cell table:style-name="ce69" office:value-type="string" calcext:value-type="string">
            <text:p><text:span text:style-name="T1">prout &lt;&lt; lol &lt;&lt; cat &lt;&lt; koala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lt;&lt; $hola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&gt; $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lt;&lt; $"hola"$"b"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&gt; holab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&lt;&lt; $"$hola"$$"b"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&gt; $hola$$b</text:p>
            <text:p>$&gt;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69" office:value-type="string" calcext:value-type="string">
            <text:p><text:span text:style-name="T1">&lt;&lt; ho$la$"$a"$$"b"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&gt; hola$a$$b</text:p>
            <text:p>&gt; ho$la$a$$nb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lt;&lt;&lt; bonjour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lt;&lt;&lt;&lt; bonjour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bash: syntax error near unexpected token `&lt;'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echo hola &lt;&lt;&lt;&lt;&lt; bonjour</text:span>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 office:value-type="string" calcext:value-type="string">
            <text:p>bash: syntax error near unexpected token `&lt;&lt;'</text:p>
            <text:p>$&gt;</text:p>
          </table:table-cell>
          <table:table-cell table:style-name="ce67"/>
          <table:table-cell table:number-columns-repeated="1015"/>
        </table:table-row>
        <table:table-row table:style-name="ro2">
          <table:table-cell table:style-name="ce69" office:value-type="string" calcext:value-type="string">
            <text:p>echo 'yo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/>
          <table:table-cell table:style-name="ce67"/>
          <table:table-cell table:number-columns-repeated="1015"/>
        </table:table-row>
        <table:table-row table:style-name="ro2">
          <table:table-cell table:style-name="ce69" office:value-type="string" calcext:value-type="string">
            <text:p>cat &lt;&lt;a &gt;&gt;&gt;out | &lt;&lt;b</text:p>
          </table:table-cell>
          <table:table-cell table:style-name="ce24"/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38"/>
          <table:table-cell table:style-name="ce67"/>
          <table:table-cell table:number-columns-repeated="1015"/>
        </table:table-row>
        <table:table-row table:style-name="ro2">
          <table:table-cell table:style-name="ce7"/>
          <table:table-cell table:number-columns-repeated="3"/>
          <table:table-cell table:style-name="ce29" table:number-columns-repeated="3"/>
          <table:table-cell table:style-name="ce50" table:number-columns-repeated="2"/>
          <table:table-cell table:number-columns-repeated="1015"/>
        </table:table-row>
        <table:table-row table:style-name="ro16" table:visibility="collapse">
          <table:table-cell table:style-name="ce69" office:value-type="string" calcext:value-type="string">
            <text:p><text:span text:style-name="T1">ls 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Docs  Dockers  Drawings  Makefile  minishell  philosophers  test.c</text:span></text:p>
            <text:p/>
            <text:p><text:span text:style-name="T5">Docs:</text:span></text:p>
            <text:p><text:span text:style-name="T5">identite.pdf  loyer.pdf</text:span></text:p>
            <text:p><text:span text:style-name="T5">srcs:</text:span></text:p>
            <text:p><text:span text:style-name="T5">main.c  utils.c  sor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ls *.*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<text:span text:style-name="T5">crashtest.c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69" office:value-type="string" calcext:value-type="string">
            <text:p><text:span text:style-name="T1">ls *.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4" office:value-type="string" calcext:value-type="string">
            <text:p>ls: cannot access '*.hola' : No such file or directory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cat M*le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[</text:span><text:span text:style-name="T9">affiche le Makefile</text:span><text:span text:style-name="T10">]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5" table:visibility="collapse">
          <table:table-cell table:style-name="ce69" office:value-type="string" calcext:value-type="string">
            <text:p><text:span text:style-name="T1">cat M*ee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2" office:value-type="string" calcext:value-type="string">
            <text:p>cat: 'M*ee': No such file or directory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69" office:value-type="string" calcext:value-type="string">
            <text:p><text:span text:style-name="T1">cat Make*file</text:span></text:p>
          </table:table-cell>
          <table:table-cell table:style-name="ce10" office:value-type="string" calcext:value-type="string">
            <text:p>NON GERE</text:p>
          </table:table-cell>
          <table:table-cell table:style-name="ce94" table:content-validation-name="val2" table:number-columns-repeated="2"/>
          <table:table-cell table:style-name="ce94" table:content-validation-name="val3" table:number-columns-repeated="3"/>
          <table:table-cell table:style-name="ce69" office:value-type="string" calcext:value-type="string">
            <text:p><text:span text:style-name="T1">[</text:span><text:span text:style-name="T9">affiche le Makefile</text:span><text:span text:style-name="T10">]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18" table:number-rows-repeated="1047829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_xlnm._FilterDatabase" table:base-cell-address="$'Feuille 1'.$A$1" table:cell-range-address="$'Feuille 1'.$A$1:.$AB$746"/>
        </table:named-expressions>
        <calcext:conditional-formats>
          <calcext:conditional-format calcext:target-range-address="'Feuille 1'.I1:'Feuille 1'.I739 'Feuille 1'.I741:'Feuille 1'.I746">
            <calcext:condition calcext:apply-style-name="ConditionalStyle_1" calcext:value="formula-is(LEN(TRIM([.I1]))&gt;0)" calcext:base-cell-address="'Feuille 1'.I1"/>
          </calcext:conditional-format>
          <calcext:conditional-format calcext:target-range-address="'Feuille 1'.I1:'Feuille 1'.I739 'Feuille 1'.I741:'Feuille 1'.I746">
            <calcext:condition calcext:apply-style-name="ConditionalStyle_1" calcext:value="formula-is(LEN(TRIM([.I1]))&gt;0)" calcext:base-cell-address="'Feuille 1'.I1"/>
          </calcext:conditional-format>
        </calcext:conditional-formats>
      </table:table>
      <table:named-expressions/>
      <table:database-ranges>
        <table:database-range table:name="__Anonymous_Sheet_DB__0" table:target-range-address="'Feuille 1'.A1:'Feuille 1'.AB7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/>
    <style:font-face style:name="Ubuntu Mono,Arial" svg:font-family="'Ubuntu Mono,Arial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fo:page-width="42cm" fo:page-height="29.7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29T18:37:47.267045090</dc:date>
    <meta:editing-duration>PT4M51S</meta:editing-duration>
    <meta:editing-cycles>1</meta:editing-cycles>
    <meta:document-statistic meta:table-count="1" meta:cell-count="1689" meta:object-count="0"/>
  </office:meta>
</office:document-meta>
</file>